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4" draw:style-name="gr3" draw:text-style-name="P3" svg:x1="0.8382in" svg:y1="4.4378in" svg:x2="1.5681in" svg:y2="4.4307in"><text:p/></draw:line><draw:line text:anchor-type="paragraph" draw:z-index="85" draw:style-name="gr3" draw:text-style-name="P3" svg:x1="7.4602in" svg:y1="1.3354in" svg:x2="8.052in" svg:y2="1.3354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3" svg:x1="2.6354in" svg:y1="0.3965in" svg:x2="2.75in" svg:y2="0.9693in"><text:p/></draw:line><draw:line text:anchor-type="paragraph" draw:z-index="8" draw:style-name="gr3" draw:text-style-name="P3" svg:x1="0.7606in" svg:y1="0.9697in" svg:x2="0.7606in" svg:y2="1.576in"><text:p/></draw:line><draw:line text:anchor-type="paragraph" draw:z-index="9" draw:style-name="gr3" draw:text-style-name="P3" svg:x1="0.7406in" svg:y1="2.2681in" svg:x2="0.7406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11" draw:style-name="gr3" draw:text-style-name="P3" svg:x1="2.4217in" svg:y1="2.428in" svg:x2="2.4217in" svg:y2="2.8744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3" svg:x1="2.4071in" svg:y1="4.8189in" svg:x2="2.4071in" svg:y2="5.3969in"><text:p/></draw:line><draw:line text:anchor-type="paragraph" draw:z-index="20" draw:style-name="gr3" draw:text-style-name="P3" svg:x1="1.5965in" svg:y1="6.0602in" svg:x2="0.9165in" svg:y2="6.5295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3" svg:x1="0.8228in" svg:y1="6.772in" svg:x2="0.8228in" svg:y2="7.3059in"><text:p/></draw:line><draw:line text:anchor-type="paragraph" draw:z-index="23" draw:style-name="gr3" draw:text-style-name="P3" svg:x1="2.6181in" svg:y1="6.0602in" svg:x2="2.6181in" svg:y2="6.5528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3" svg:x1="4.3949in" svg:y1="6.9854in" svg:x2="3.8228in" svg:y2="7.3547in"><text:p/></draw:line><draw:line text:anchor-type="paragraph" draw:z-index="30" draw:style-name="gr3" draw:text-style-name="P3" svg:x1="5.4063in" svg:y1="6.6465in" svg:x2="6.7335in" svg:y2="6.3236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3" svg:x1="3.6358in" svg:y1="0.3654in" svg:x2="3.4374in" svg:y2="0.9697in"><text:p/></draw:line><draw:rect text:anchor-type="paragraph" draw:z-index="35" draw:style-name="gr10" draw:text-style-name="P3" svg:width="1.0732in" svg:height="0.5213in" svg:x="-0.0681in" svg:y="5.1882in"><text:p text:style-name="P3">bunch_kicker</text:p></draw:rect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style-name="gr3" draw:text-style-name="P3" svg:x1="0.4126in" svg:y1="5.1882in" svg:x2="0.4126in" svg:y2="4.5272in"><text:p/></draw:line><draw:line text:anchor-type="paragraph" draw:z-index="39" draw:style-name="gr12" draw:text-style-name="P3" svg:x1="3.7102in" svg:y1="4.7902in" svg:x2="3.7102in" svg:y2="2.6047in"><text:p/></draw:line><draw:line text:anchor-type="paragraph" draw:z-index="40" draw:style-name="gr3" draw:text-style-name="P3" svg:x1="3.7102in" svg:y1="2.6047in" svg:x2="4.2992in" svg:y2="2.6047in"><text:p/></draw:line><draw:line text:anchor-type="paragraph" draw:z-index="41" draw:style-name="gr12" draw:text-style-name="P3" svg:x1="3.3984in" svg:y1="5.4138in" svg:x2="3.7102in" svg:y2="4.7902in"><text:p/></draw:line><draw:custom-shape text:anchor-type="paragraph" draw:z-index="42" draw:style-name="gr8" draw:text-style-name="P3" svg:width="1.1713in" svg:height="0.2606in" svg:x="3.1563in" svg:y="7.3547in"><text:p text:style-name="P3">nbx_check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3" draw:text-style-name="P3" svg:x1="4.8327in" svg:y1="6.9854in" svg:x2="4.948in" svg:y2="7.3756in"><text:p/></draw:line><draw:line text:anchor-type="paragraph" draw:z-index="44" draw:style-name="gr13" draw:text-style-name="P3" svg:x1="7.2563in" svg:y1="3.5256in" svg:x2="5.6354in" svg:y2="3.5256in"><text:p/></draw:lin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7" draw:style-name="gr3" draw:text-style-name="P3" svg:x1="9.1945in" svg:y1="2.5476in" svg:x2="9.1945in" svg:y2="2.9642in"><text:p/></draw:line><draw:line text:anchor-type="paragraph" draw:z-index="48" draw:style-name="gr3" draw:text-style-name="P3" svg:x1="9.0252in" svg:y1="6.6953in" svg:x2="9.0252in" svg:y2="7.1118in"><text:p/></draw:lin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3" draw:style-name="gr3" draw:text-style-name="P3" svg:x1="6.0929in" svg:y1="7.4799in" svg:x2="6.0929in" svg:y2="7.8756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5" draw:style-name="gr12" draw:text-style-name="P3" svg:x1="3.1563in" svg:y1="7.4799in" svg:x2="2.5409in" svg:y2="7.4799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8" draw:style-name="gr8" draw:text-style-name="P3" svg:width="1.5461in" svg:height="0.2606in" svg:x="4.0992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2" draw:style-name="gr12" draw:text-style-name="P3" svg:x1="4.5728in" svg:y1="5.7193in" svg:x2="3.2083in" svg:y2="5.7193in"><text:p/></draw:line><draw:line text:anchor-type="paragraph" draw:z-index="61" draw:style-name="gr3" draw:text-style-name="P3" svg:x1="6.0713in" svg:y1="4.9154in" svg:x2="6.0776in" svg:y2="5.3008in"><text:p/></draw:line><draw:line text:anchor-type="paragraph" draw:z-index="59" draw:style-name="gr3" draw:text-style-name="P3" svg:x1="4.5728in" svg:y1="5.7193in" svg:x2="4.5728in" svg:y2="5.0528in"><text:p/></draw:line><draw:line text:anchor-type="paragraph" draw:z-index="63" draw:style-name="gr12" draw:text-style-name="P3" svg:x1="6.0776in" svg:y1="4.9154in" svg:x2="5.6339in" svg:y2="4.9154in"><text:p/></draw:lin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6" draw:style-name="gr13" draw:text-style-name="P3" svg:x1="7.8618in" svg:y1="2.9492in" svg:x2="6.928in" svg:y2="2.9492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8" draw:style-name="gr3" draw:text-style-name="P3" svg:x1="7.8618in" svg:y1="4.2173in" svg:x2="8.4402in" svg:y2="4.2173in"><text:p/></draw:line><draw:line text:anchor-type="paragraph" draw:z-index="69" draw:style-name="gr3" draw:text-style-name="P3" svg:x1="9.0831in" svg:y1="4.335in" svg:x2="9.0831in" svg:y2="4.7516in"><text:p/></draw:line><draw:line text:anchor-type="paragraph" draw:z-index="70" draw:style-name="gr15" draw:text-style-name="P3" svg:x1="8.5579in" svg:y1="2.4016in" svg:x2="6.9071in" svg:y2="2.4016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4" draw:style-name="gr12" draw:text-style-name="P3" svg:x1="7.4606in" svg:y1="2.3362in" svg:x2="7.4571in" svg:y2="1.3354in"><text:p/></draw:line></text:p>
      <text:p text:style-name="P1"/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3484in" svg:y1="3.5673in" svg:x2="3.7913in" svg:y2="3.5673in"><text:p/></draw:line><draw:custom-shape text:anchor-type="paragraph" draw:z-index="95" draw:style-name="gr19" draw:text-style-name="P3" svg:width="1.715in" svg:height="0.235in" svg:x="2.9929in" svg:y="2.0571in"><text:p text:style-name="P3"><text:span text:style-name="T1">..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3.6039in" svg:height="1.3087in" svg:x="3.7819in" svg:y="2.8827in"><text:p text:style-name="P3"><text:span text:style-name="T7">BF.C</text:span></text:p><text:p text:style-name="P3"><text:span text:style-name="T8"/></text:p><text:p text:style-name="P4"><text:span text:style-name="T3"><text:tab/></text:span><text:span text:style-name="T3">RunPatterns</text:span><text:span text:style-name="T4"> creates a few files, with the</text:span></text:p><text:p text:style-name="P4"><text:span text:style-name="T4"><text:tab/></text:span><text:span text:style-name="T4">following notations:</text:span></text:p><text:p text:style-name="P4"><text:span text:style-name="T4"><text:tab/></text:span><text:span text:style-name="T4"> </text:span><text:span text:style-name="T4">- r^i = num/den</text:span></text:p><text:p text:style-name="P4"><text:span text:style-name="T4"><text:tab/></text:span><text:span text:style-name="T4"> </text:span><text:span text:style-name="T4">- pat := pattern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97" draw:style-name="gr3" draw:text-style-name="P3" svg:x1="4.2917in" svg:y1="2.3035in" svg:x2="4.6272in" svg:y2="2.8827in"><text:p/></draw:line><draw:custom-shape text:anchor-type="paragraph" draw:z-index="98" draw:style-name="gr19" draw:text-style-name="P3" svg:width="1.8516in" svg:height="0.235in" svg:x="4.6272in" svg:y="2.0689in"><text:p text:style-name="P3"><text:span text:style-name="T1">../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9" draw:style-name="gr3" draw:text-style-name="P3" svg:x1="5.4484in" svg:y1="2.3154in" svg:x2="5.4484in" svg:y2="2.8827in"><text:p/></draw:line><draw:line text:anchor-type="paragraph" draw:z-index="100" draw:style-name="gr20" draw:text-style-name="P3" svg:x1="5.1228in" svg:y1="5.0839in" svg:x2="4.2083in" svg:y2="5.0839in"><text:p/></draw:line><draw:custom-shape text:anchor-type="paragraph" draw:z-index="101" draw:style-name="gr11" draw:text-style-name="P3" svg:width="3.3449in" svg:height="0.6343in" svg:x="4.8154in" svg:y="4.772in"><text:p text:style-name="P3"><text:span text:style-name="T1">fit_result.[num].[den].root</text:span></text:p><text:p text:style-name="P3"><text:span text:style-name="T6">bunch fit results for all spin pattern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2" draw:style-name="gr11" draw:text-style-name="P3" svg:width="4.1205in" svg:height="0.5303in" svg:x="4.8382in" svg:y="5.6965in"><text:p text:style-name="P3"><text:span text:style-name="T1">pats/fit_result.[num].[den].pat[pat].root</text:span></text:p><text:p text:style-name="P3"><text:span text:style-name="T6">bunch fit results for spin pattern [pat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3" draw:style-name="gr11" draw:text-style-name="P3" svg:width="3.2295in" svg:height="0.7394in" svg:x="4.8854in" svg:y="6.6472in"><text:p text:style-name="P3"><text:span text:style-name="T1">colour.[num].[den].root</text:span></text:p><text:p text:style-name="P3"><text:span text:style-name="T6">bunch fit results colour coded</text:span></text:p><text:p text:style-name="P3"><text:span text:style-name="T6">according to spin patter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4" draw:style-name="gr12" draw:text-style-name="P3" svg:x1="4.2138in" svg:y1="6.9602in" svg:x2="4.2083in" svg:y2="4.1909in"><text:p/></draw:line><draw:line text:anchor-type="paragraph" draw:z-index="105" draw:style-name="gr20" draw:text-style-name="P3" svg:x1="5.2902in" svg:y1="5.9425in" svg:x2="4.2083in" svg:y2="5.9409in"><text:p/></draw:line><draw:line text:anchor-type="paragraph" draw:z-index="106" draw:style-name="gr20" draw:text-style-name="P3" svg:x1="5.2902in" svg:y1="6.9606in" svg:x2="4.2083in" svg:y2="6.9591in"><text:p/></draw:line><draw:line text:anchor-type="paragraph" draw:z-index="107" draw:style-name="gr3" draw:text-style-name="P3" svg:x1="7.0327in" svg:y1="2.3035in" svg:x2="6.5917in" svg:y2="2.8827in"><text:p/></draw:line><draw:custom-shape text:anchor-type="paragraph" draw:z-index="108" draw:style-name="gr19" draw:text-style-name="P3" svg:width="1.8516in" svg:height="0.235in" svg:x="6.4102in" svg:y="2.0689in"><text:p text:style-name="P3"><text:span text:style-name="T1">..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l564 567 567-567-567-564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12-03T13:56:02.633251809</dc:date>
    <meta:editing-duration>P8DT16H2M15S</meta:editing-duration>
    <meta:editing-cycles>61</meta:editing-cycles>
    <meta:generator>LibreOffice/4.2.7.2$Linux_X86_64 LibreOffice_project/42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